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9pt" officeooo:rsid="0031305c" officeooo:paragraph-rsid="00328963" style:font-size-asian="9pt" style:font-size-complex="9pt"/>
    </style:style>
    <style:style style:name="P2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3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f0cca" officeooo:paragraph-rsid="003f0cca" style:font-size-asian="9pt" style:font-size-complex="9pt"/>
    </style:style>
    <style:style style:name="P4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f0cca" officeooo:paragraph-rsid="0040c37e" style:font-size-asian="9pt" style:font-size-complex="9pt"/>
    </style:style>
    <style:style style:name="P5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40c37e" officeooo:paragraph-rsid="0040c37e" style:font-size-asian="9pt" style:font-size-complex="9pt"/>
    </style:style>
    <style:style style:name="P6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420915" officeooo:paragraph-rsid="00420915" style:font-size-asian="9pt" style:font-size-complex="9pt"/>
    </style:style>
    <style:style style:name="P7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solid" style:text-underline-width="auto" style:text-underline-color="font-color" fo:font-weight="normal" officeooo:rsid="0040c37e" officeooo:paragraph-rsid="0040c37e" style:font-size-asian="9pt" style:font-size-complex="9pt"/>
    </style:style>
    <style:style style:name="P8" style:family="paragraph" style:parent-style-name="Title">
      <style:text-properties style:font-name="DejaVu Sans Mono" fo:font-size="12pt" officeooo:rsid="003f0cca" officeooo:paragraph-rsid="003f0cca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40c37e"/>
    </style:style>
    <style:style style:name="T3" style:family="text">
      <style:text-properties style:text-underline-style="solid" style:text-underline-width="auto" style:text-underline-color="font-color" officeooo:rsid="0040cfdc"/>
    </style:style>
    <style:style style:name="T4" style:family="text">
      <style:text-properties officeooo:rsid="0040c37e"/>
    </style:style>
    <style:style style:name="T5" style:family="text">
      <style:text-properties officeooo:rsid="0040cf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11BSD on pidp11</text:p>
      <text:p text:style-name="P8">Printing to a network printer</text:p>
      <text:p text:style-name="P1"/>
      <text:p text:style-name="P6">Thanks to Johnnty Billquist to help to get this to work.</text:p>
      <text:p text:style-name="P6"/>
      <text:p text:style-name="P3">Login as root, and add the ip address and name of your printer to <text:span text:style-name="T1">/etc/hosts</text:span>, for example:</text:p>
      <text:p text:style-name="P3"/>
      <text:p text:style-name="P3"><text:tab/>192.168.1.11<text:tab/>officejet.home.lan officejet</text:p>
      <text:p text:style-name="P3"/>
      <text:p text:style-name="P3">Instead of officejet, always use the name of your printer.</text:p>
      <text:p text:style-name="P3"/>
      <text:p text:style-name="P3">In <text:span text:style-name="T1">/etc/printcap</text:span>, put a # in front of all lines of existing printers, and add for example at the bottom:</text:p>
      <text:p text:style-name="P3"/>
      <text:p text:style-name="P3"><text:tab/>lp|officejet:\</text:p>
      <text:p text:style-name="P3"><text:tab/><text:tab/>:lp=:sh:rp=text:sd=/usr/spool/lpd:\</text:p>
      <text:p text:style-name="P3"><text:tab/><text:tab/>:rm=officejet:\</text:p>
      <text:p text:style-name="P3"><text:tab/><text:tab/>:lf=/usr/adm/lpd-errs:mx#0:</text:p>
      <text:p text:style-name="P3"/>
      <text:p text:style-name="P3">lp is the standard printer for lpr.</text:p>
      <text:p text:style-name="P3"/>
      <text:p text:style-name="P3">Now reboot so that the system reads the <text:span text:style-name="T1">/etc/hosts</text:span> file.</text:p>
      <text:p text:style-name="P3"/>
      <text:p text:style-name="P3">Find a short text file and print it wit</text:p>
      <text:p text:style-name="P3"/>
      <text:p text:style-name="P3"><text:tab/>lpr your_text_file.txt</text:p>
      <text:p text:style-name="P3"/>
      <text:p text:style-name="P4">If everything works fine, you are all set.</text:p>
      <text:p text:style-name="P4"/>
      <text:p text:style-name="P4"/>
      <text:p text:style-name="P4">If the printer prints line feeds, but no carriage returns, as for example HP printers will do, we need to install a filter to add the carriage returns</text:p>
      <text:p text:style-name="P4"/>
      <text:p text:style-name="P7">Continue only if the printer does tot print carriage returns:</text:p>
      <text:p text:style-name="P3"/>
      <text:p text:style-name="P5">Login as the user who wants to use the printer:</text:p>
      <text:p text:style-name="P3"/>
      <text:p text:style-name="P3">Copy the shell script <text:span text:style-name="T1">print</text:span> and the executable <text:span text:style-name="T1">todos</text:span> from the todos directory <text:span text:style-name="T4">in this repository to your </text:span><text:span text:style-name="T2">~/bin</text:span><text:span text:style-name="T4"> directory. Log out and back in.</text:span></text:p>
      <text:p text:style-name="P3"/>
      <text:p text:style-name="P5">Ideally, the filter todos would be called by the printer daemon, by putting <text:span text:style-name="T1">todos</text:span> in <text:span text:style-name="T1">/usr/libexec/lpr</text:span> and the following line in the <text:span text:style-name="T1">/etc/printcap</text:span> of your printer:</text:p>
      <text:p text:style-name="P5"/>
      <text:p text:style-name="P5"><text:tab/>:of=/lib/libexec/lpr/todos:\</text:p>
      <text:p text:style-name="P5"/>
      <text:p text:style-name="P5">But this did unfortunately not work in my copy of 2.11 BSD for an unknown reason. Please let me know if you get it to work. Instead, I made therefore the shell script <text:span text:style-name="T1">print</text:span>, which calls the <text:span text:style-name="T1">todos</text:span> filter first before calling <text:span text:style-name="T1">lpr</text:span>. <text:span text:style-name="T5">Instead of using </text:span><text:span text:style-name="T3">lpr</text:span><text:span text:style-name="T5"> directly, you can now print with the command:</text:span></text:p>
      <text:p text:style-name="P5"/>
      <text:p text:style-name="P5"><text:tab/><text:span text:style-name="T5">print your_text_file.txt</text:span></text:p>
      <text:p text:style-name="P3"/>
      <text:p text:style-name="P6">This is not ideal, but quite usable.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3-10T22:35:37.959661303</dc:date>
    <meta:editing-duration>PT1H30M40S</meta:editing-duration>
    <meta:editing-cycles>15</meta:editing-cycles>
    <meta:document-statistic meta:table-count="0" meta:image-count="0" meta:object-count="0" meta:page-count="1" meta:paragraph-count="26" meta:word-count="273" meta:character-count="1637" meta:non-whitespace-character-count="1377"/>
  </office:meta>
</office:document-meta>
</file>